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496in" svg:y="2.3961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819in" svg:y="6.3728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orkload C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style-name="ce2" table:formula="of:=AVERAGE(1.25; 1; 1.2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3" table:formula="of:=AVERAGE(5.75; 1.25; 1.25)" office:value-type="float" office:value="2.75" calcext:value-type="float">
            <text:p>2.75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0; 2; 2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; 2.5; 1.75)" office:value-type="float" office:value="1.75" calcext:value-type="float">
            <text:p>1.75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7; 4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75; 1.25; 5)" office:value-type="float" office:value="3" calcext:value-type="float">
            <text:p>3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1; 1; 0)" office:value-type="float" office:value="0.666666666666667" calcext:value-type="float">
            <text:p>0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office:value-type="float" office:value="10000000" calcext:value-type="float">
            <text:p>10000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66.792495; 154.176795; 160.537079)" office:value-type="float" office:value="160.502123" calcext:value-type="float">
            <text:p>160.502123</text:p>
          </table:table-cell>
          <table:table-cell table:formula="of:=AVERAGE(339; 359; 370)" office:value-type="float" office:value="356" calcext:value-type="float">
            <text:p>356</text:p>
          </table:table-cell>
          <table:table-cell table:formula="of:=AVERAGE(658; 596; 610)" office:value-type="float" office:value="621.333333333333" calcext:value-type="float">
            <text:p>621.3333333333</text:p>
          </table:table-cell>
          <table:table-cell table:formula="of:=AVERAGE(22; 22; 23)" office:value-type="float" office:value="22.3333333333333" calcext:value-type="float">
            <text:p>22.3333333333</text:p>
          </table:table-cell>
          <table:table-cell table:formula="of:=AVERAGE(149759; 28959; 48927)" office:value-type="float" office:value="75881.6666666667" calcext:value-type="float">
            <text:p>75881.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173.586281; 164.088102; 176.442453)" office:value-type="float" office:value="171.372278666667" calcext:value-type="float">
            <text:p>171.3722786667</text:p>
          </table:table-cell>
          <table:table-cell table:formula="of:=AVERAGE(396; 384; 355)" office:value-type="float" office:value="378.333333333333" calcext:value-type="float">
            <text:p>378.3333333333</text:p>
          </table:table-cell>
          <table:table-cell table:formula="of:=AVERAGE(799; 678; 668)" office:value-type="float" office:value="715" calcext:value-type="float">
            <text:p>715</text:p>
          </table:table-cell>
          <table:table-cell table:formula="of:=AVERAGE(23; 23; 23)" office:value-type="float" office:value="23" calcext:value-type="float">
            <text:p>23</text:p>
          </table:table-cell>
          <table:table-cell table:formula="of:=AVERAGE(91583; 166143; 106687)" office:value-type="float" office:value="121471" calcext:value-type="float">
            <text:p>1214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907.809963; 624.71612; 632.489055)" office:value-type="float" office:value="721.671712666667" calcext:value-type="float">
            <text:p>721.6717126667</text:p>
          </table:table-cell>
          <table:table-cell table:formula="of:=AVERAGE(2951; 2107; 2095)" office:value-type="float" office:value="2384.33333333333" calcext:value-type="float">
            <text:p>2384.3333333333</text:p>
          </table:table-cell>
          <table:table-cell table:formula="of:=AVERAGE(8687; 5947; 5671)" office:value-type="float" office:value="6768.33333333333" calcext:value-type="float">
            <text:p>6768.3333333333</text:p>
          </table:table-cell>
          <table:table-cell table:formula="of:=AVERAGE(24; 23; 24)" office:value-type="float" office:value="23.6666666666667" calcext:value-type="float">
            <text:p>23.6666666667</text:p>
          </table:table-cell>
          <table:table-cell table:formula="of:=AVERAGE(308735; 485375; 190847)" office:value-type="float" office:value="328319" calcext:value-type="float">
            <text:p>3283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2017.486656; 766.073275; 1176.174554)" office:value-type="float" office:value="1319.911495" calcext:value-type="float">
            <text:p>1319.911495</text:p>
          </table:table-cell>
          <table:table-cell table:formula="of:=AVERAGE(5847; 2271; 3697)" office:value-type="float" office:value="3938.33333333333" calcext:value-type="float">
            <text:p>3938.3333333333</text:p>
          </table:table-cell>
          <table:table-cell table:formula="of:=AVERAGE(43135; 3825; 10999)" office:value-type="float" office:value="19319.6666666667" calcext:value-type="float">
            <text:p>19319.6666666667</text:p>
          </table:table-cell>
          <table:table-cell table:formula="of:=AVERAGE(24; 22; 23)" office:value-type="float" office:value="23" calcext:value-type="float">
            <text:p>23</text:p>
          </table:table-cell>
          <table:table-cell table:formula="of:=AVERAGE(450047; 151039; 178687)" office:value-type="float" office:value="259924.333333333" calcext:value-type="float">
            <text:p>259924.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table:formula="of:=[.C6]" office:value-type="float" office:value="10000000" calcext:value-type="float">
            <text:p>10000000</text:p>
          </table:table-cell>
          <table:table-cell table:formula="of:=AVERAGE(1291.54270543894; 1245.44881604315; 1350.64844118131)" office:value-type="float" office:value="1295.87998755447" calcext:value-type="float">
            <text:p>1295.8799875545</text:p>
          </table:table-cell>
          <table:table-cell table:formula="of:=AVERAGE(3779; 3649; 4003)" office:value-type="float" office:value="3810.33333333333" calcext:value-type="float">
            <text:p>3810.3333333333</text:p>
          </table:table-cell>
          <table:table-cell table:formula="of:=AVERAGE(11655; 10847; 11823)" office:value-type="float" office:value="11441.6666666667" calcext:value-type="float">
            <text:p>11441.6666666667</text:p>
          </table:table-cell>
          <table:table-cell table:formula="of:=AVERAGE(25; 24; 25)" office:value-type="float" office:value="24.6666666666667" calcext:value-type="float">
            <text:p>24.6666666667</text:p>
          </table:table-cell>
          <table:table-cell table:formula="of:=AVERAGE(162431; 119359; 144511)" office:value-type="float" office:value="142100.333333333" calcext:value-type="float">
            <text:p>142100.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5)</text:p>
          </table:table-cell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49:03.942065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7T14:54:48.224376135</dc:date>
    <meta:editing-duration>PT8H23M14S</meta:editing-duration>
    <meta:editing-cycles>250</meta:editing-cycles>
    <meta:generator>LibreOffice/4.2.8.2$Linux_X86_64 LibreOffice_project/420m0$Build-2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9cm" chart:style-name="ch2">
          <text:p>1G, Workload B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1.951cm" svg:y="1.544cm" svg:width="10.02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1.16666666666667">
                <text:p>1.16666666666667</text:p>
                <draw:g>
                  <svg:desc>Sheet1.D2:Sheet1.D6</svg:desc>
                </draw:g>
              </table:table-cell>
              <table:table-cell office:value-type="float" office:value="2">
                <text:p>2</text:p>
                <draw:g>
                  <svg:desc>Sheet1.E2:Sheet1.E6</svg:desc>
                </draw:g>
              </table:table-cell>
              <table:table-cell office:value-type="float" office:value="2">
                <text:p>2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5">
                <text:p>2.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">
                <text:p>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9.471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60.502123">
                <text:p>160.502123</text:p>
                <draw:g>
                  <svg:desc>Sheet1.D9:Sheet1.D13</svg:desc>
                </draw:g>
              </table:table-cell>
              <table:table-cell office:value-type="float" office:value="356">
                <text:p>356</text:p>
                <draw:g>
                  <svg:desc>Sheet1.E9:Sheet1.E13</svg:desc>
                </draw:g>
              </table:table-cell>
              <table:table-cell office:value-type="float" office:value="621.333333333333">
                <text:p>621.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1.372278666667">
                <text:p>171.37227866666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1.671712666667">
                <text:p>721.671712666667</text:p>
              </table:table-cell>
              <table:table-cell office:value-type="float" office:value="2384.33333333333">
                <text:p>2384.33333333333</text:p>
              </table:table-cell>
              <table:table-cell office:value-type="float" office:value="6768.33333333333">
                <text:p>6768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19.911495">
                <text:p>1319.911495</text:p>
              </table:table-cell>
              <table:table-cell office:value-type="float" office:value="3938.33333333333">
                <text:p>3938.33333333333</text:p>
              </table:table-cell>
              <table:table-cell office:value-type="float" office:value="19319.6666666667">
                <text:p>1931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295.87998755447">
                <text:p>1295.87998755447</text:p>
              </table:table-cell>
              <table:table-cell office:value-type="float" office:value="3810.33333333333">
                <text:p>3810.33333333333</text:p>
              </table:table-cell>
              <table:table-cell office:value-type="float" office:value="11441.6666666667">
                <text:p>11441.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